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VRead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Read.setParameters( Collection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SVRead.execute( SampleResult previousResult , Sampler currentSamp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SVRead.CSV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SVRead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